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Verdana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Verdana"/>
    </style:style>
    <style:style style:name="T1" style:family="text">
      <style:text-properties style:font-name="Verdana"/>
    </style:style>
    <style:style style:name="T2" style:family="text">
      <style:text-properties style:font-name="Verdana" style:font-name-asian="Lucida Sans Unicode" style:font-name-complex="Tahoma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fill="none" draw:fill-color="#99ccff" draw:fill-gradient-name="Gradient_20_1" draw:textarea-horizontal-align="center" draw:textarea-vertical-align="middle" style:run-through="foreground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/>
    </style:style>
    <style:style style:name="gr5" style:family="graphic">
      <style:graphic-properties draw:stroke="dash" draw:stroke-dash="Ultrafine_20_Dashed" draw:textarea-horizontal-align="center" draw:textarea-vertical-align="middle" style:run-through="foreground"/>
    </style:style>
    <style:style style:name="gr6" style:family="graphic">
      <style:graphic-properties draw:fill="none" draw:textarea-horizontal-align="justify" draw:textarea-vertical-align="middle" draw:auto-grow-height="false" fo:min-height="0cm" fo:min-width="0cm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PE</text:p>
      <text:p text:style-name="P2"/>
      <text:p text:style-name="P2">Plan </text:p>
      <text:p text:style-name="P2"><draw:g text:anchor-type="paragraph" draw:z-index="0" draw:style-name="gr1"><draw:ellipse draw:style-name="gr2" draw:text-style-name="P3" svg:width="3.176cm" svg:height="3.255cm" svg:x="3.11cm" svg:y="3.59cm" draw:kind="section" draw:start-angle="270" draw:end-angle="61.01"><text:p/></draw:ellipse><draw:ellipse draw:style-name="gr3" draw:text-style-name="P3" svg:width="0.636cm" svg:height="1.985cm" draw:transform="rotate (-0.945619388731536) translate (7.49476388888889cm 8.03022222222222cm)"><text:p/></draw:ellipse><draw:ellipse draw:style-name="gr3" draw:text-style-name="P3" svg:width="1.033cm" svg:height="4.922cm" draw:transform="rotate (0.675442420521678) translate (4.17159722222222cm 5.06159722222222cm)"><text:p/></draw:ellipse><draw:ellipse draw:style-name="gr3" draw:text-style-name="P3" svg:width="1.509cm" svg:height="5.187cm" svg:x="3.965cm" svg:y="0.23cm"><text:p/></draw:ellipse><draw:line draw:style-name="gr4" draw:text-style-name="P3" svg:x1="4.697cm" svg:y1="-0.67cm" svg:x2="4.697cm" svg:y2="5.151cm"><text:p/></draw:line><draw:line draw:style-name="gr4" draw:text-style-name="P3" svg:x1="4.697cm" svg:y1="5.151cm" svg:x2="8.269cm" svg:y2="9.226cm"><text:p/></draw:line><draw:line draw:style-name="gr5" draw:text-style-name="P3" svg:x1="4.697cm" svg:y1="5.151cm" svg:x2="4.697cm" svg:y2="10.284cm"><text:p/></draw:line><draw:line draw:style-name="gr5" draw:text-style-name="P3" svg:x1="4.697cm" svg:y1="5.151cm" svg:x2="7.66cm" svg:y2="-0.114cm"><text:p/></draw:line><draw:custom-shape draw:style-name="gr6" draw:text-style-name="P4" svg:width="4.287cm" svg:height="2.276cm" svg:x="7.66cm" svg:y="3.008cm"><text:p text:style-name="P4"><text:span text:style-name="T1">Θmin = 0°</text:span></text:p><text:p text:style-name="P4"><text:span text:style-name="T1">Θmin = 160°</text:span></text:p><text:p text:style-name="P4"><text:span text:style-name="T2">ΔΘ</text:span><text:span text:style-name="T1"> = 160°</text:span></text:p><draw:enhanced-geometry svg:viewBox="0 0 21600 21600" draw:glue-points="10800 0 0 10800 10800 21600 21600 10800 ?f40 ?f41" draw:text-areas="0 0 21600 21600" draw:type="rectangular-callout" draw:modifiers="-6663.92431098313 21081.33230054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draw:g>III.1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3-31T15:36:32</meta:creation-date>
    <dc:date>2006-03-31T15:48:02</dc:date>
    <dc:language>fr-FR</dc:language>
    <meta:editing-cycles>4</meta:editing-cycles>
    <meta:editing-duration>PT11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4" meta:character-count="17"/>
  </office:meta>
</office:document-meta>
</file>